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3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ACKFS – </text:p>
      <text:p text:style-name="P1">A USER MODE FILE SYSTEM </text:p>
      <text:p text:style-name="P1">FOR WINDOWS</text:p>
      <text:p text:style-name="P4"/>
      <text:p text:style-name="P4"/>
      <text:p text:style-name="P5">INTRODUZIONE</text:p>
      <text:list xml:id="list2030890397270503660" text:style-name="L1">
        <text:list-item>
          <text:p text:style-name="P6">DhackFS, che cos'è</text:p>
        </text:list-item>
        <text:list-item>
          <text:p text:style-name="P6">Winfsp e winfspy</text:p>
        </text:list-item>
        <text:list-item>
          <text:p text:style-name="P6">caratteristiche del memory file system</text:p>
        </text:list-item>
        <text:list-item>
          <text:p text:style-name="P6">obiettivi (es. persistenza)</text:p>
        </text:list-item>
      </text:list>
      <text:p text:style-name="P5"/>
      <text:p text:style-name="P5">SVILUPPO</text:p>
      <text:list xml:id="list7556474385791503752" text:style-name="L2">
        <text:list-item>
          <text:p text:style-name="P7">Struttura codice</text:p>
        </text:list-item>
        <text:list-item>
          <text:p text:style-name="P7">utilizzo delle librerie di winfspy</text:p>
        </text:list-item>
        <text:list-item>
          <text:p text:style-name="P7">creazioneFS (mount)</text:p>
        </text:list-item>
        <text:list-item>
          <text:p text:style-name="P7">operazioni sul file system</text:p>
        </text:list-item>
        <text:list-item>
          <text:p text:style-name="P7">codice persistenza</text:p>
        </text:list-item>
        <text:list-item>
          <text:p text:style-name="P7">codice encoding</text:p>
        </text:list-item>
      </text:list>
      <text:p text:style-name="P5"/>
      <text:p text:style-name="P5">CONCLUSIONE</text:p>
      <text:list xml:id="list425431234139791215" text:style-name="L3">
        <text:list-item>
          <text:p text:style-name="P8">utilizzo</text:p>
        </text:list-item>
        <text:list-item>
          <text:p text:style-name="P8">difficoltà riscontrate</text:p>
        </text:list-item>
      </text:list>
      <text:p text:style-name="P2"/>
      <text:p text:style-name="P2"/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32S</meta:editing-duration>
    <meta:editing-cycles>5</meta:editing-cycles>
    <meta:generator>OpenOffice/4.1.8$Win32 OpenOffice.org_project/418m3$Build-9803</meta:generator>
    <dc:date>2023-04-19T19:34:09.52</dc:date>
    <meta:document-statistic meta:table-count="0" meta:image-count="0" meta:object-count="0" meta:page-count="1" meta:paragraph-count="18" meta:word-count="58" meta:character-count="357"/>
    <meta:user-defined meta:name="Info 1"/>
    <meta:user-defined meta:name="Info 2"/>
    <meta:user-defined meta:name="Info 3"/>
    <meta:user-defined meta:name="Info 4"/>
  </office:meta>
</office:document-meta>
</file>